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EL" svg:font-family="ARIE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EL" fo:font-size="12pt" officeooo:rsid="0016675e" officeooo:paragraph-rsid="0016675e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ARIEL" fo:font-size="12pt" officeooo:rsid="00154077" officeooo:paragraph-rsid="00154077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EL" fo:font-size="12pt" officeooo:rsid="001857a7" officeooo:paragraph-rsid="001857a7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EL" fo:font-size="12pt" officeooo:rsid="001cdd46" officeooo:paragraph-rsid="001cdd46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EL" fo:font-size="12pt" officeooo:rsid="0019040b" officeooo:paragraph-rsid="0019040b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EL" fo:font-size="12pt" officeooo:rsid="001f0c71" officeooo:paragraph-rsid="001f0c71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EL" fo:font-size="12pt" officeooo:rsid="0016ac00" officeooo:paragraph-rsid="0016ac00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EL" fo:font-size="12pt" fo:font-weight="bold" officeooo:rsid="0019040b" officeooo:paragraph-rsid="0019040b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EL" fo:font-size="12pt" fo:font-weight="bold" officeooo:rsid="0016675e" officeooo:paragraph-rsid="0016675e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EL" fo:font-size="12pt" fo:font-weight="bold" officeooo:rsid="0016ac00" officeooo:paragraph-rsid="0016ac00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EL" fo:font-size="12pt" fo:font-weight="bold" officeooo:rsid="001857a7" officeooo:paragraph-rsid="001857a7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EL" fo:font-size="12pt" fo:font-weight="bold" officeooo:rsid="001f0c71" officeooo:paragraph-rsid="001f0c71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EL" fo:font-size="12pt" fo:font-weight="bold" officeooo:rsid="001f6131" officeooo:paragraph-rsid="001f6131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EL" fo:font-size="12pt" fo:font-weight="normal" officeooo:rsid="001d4b00" officeooo:paragraph-rsid="001d4b00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EL" fo:font-size="12pt" fo:font-weight="normal" officeooo:rsid="001f0c71" officeooo:paragraph-rsid="001f0c71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EL" fo:font-size="12pt" fo:font-weight="normal" officeooo:rsid="001f6131" officeooo:paragraph-rsid="001f6131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EL" fo:font-size="14pt" fo:font-weight="bold" officeooo:rsid="001cdd46" officeooo:paragraph-rsid="001cdd46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EL" fo:font-size="12pt" fo:font-weight="bold" officeooo:rsid="0016675e" officeooo:paragraph-rsid="0016675e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RIEL" fo:font-size="12pt" officeooo:rsid="001cdd46" officeooo:paragraph-rsid="001cdd46" style:font-size-asian="12pt" style:font-size-complex="12pt"/>
    </style:style>
    <style:style style:name="T1" style:family="text">
      <style:text-properties officeooo:rsid="0016ac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4b00" style:font-weight-asian="bold" style:font-weight-complex="bold"/>
    </style:style>
    <style:style style:name="T4" style:family="text">
      <style:text-properties fo:font-weight="bold" officeooo:rsid="00221a5a" style:font-weight-asian="bold" style:font-weight-complex="bold"/>
    </style:style>
    <style:style style:name="T5" style:family="text">
      <style:text-properties officeooo:rsid="001d4b00"/>
    </style:style>
    <style:style style:name="T6" style:family="text">
      <style:text-properties officeooo:rsid="001f0c71"/>
    </style:style>
    <style:style style:name="T7" style:family="text">
      <style:text-properties officeooo:rsid="0020a18d"/>
    </style:style>
    <style:style style:name="T8" style:family="text">
      <style:text-properties officeooo:rsid="00220f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ГОТ</text:p>
      <text:p text:style-name="P17"/>
      <text:p text:style-name="P4"><text:span text:style-name="T2">КОЙТО НЕ Е ГЛЕДАТ ПЪРВИ ЕПИЗОД НА </text:span><text:span text:style-name="T3">8 СЕЗОН НА </text:span><text:span text:style-name="T2">GAME OF THRONES </text:span><text:span text:style-name="T4">И НЕ ИСКА СПОЙЛЕРИ</text:span><text:span text:style-name="T2">, ДА НЕ ЧЕТЕ ПО–НАДОЛУ!!!</text:span></text:p>
      <text:p text:style-name="P4">Слес <text:span text:style-name="T5">доста</text:span> чакане, Денерис най-после пристигна в Уинтър фел, но зимата не й понася, затова решава да покаже на всички, че драконит<text:span text:style-name="T8">е</text:span> ядат каквото си искат. <text:span text:style-name="T8">А с</text:span>ега <text:span text:style-name="T8">те </text:span>искат торта от хора. Всички <text:span text:style-name="T8">жители на Уинтър фел </text:span>се нареждат в редица, като всеки си има номер. Денерис си избира хора с номера в интервала от A до B (включително A и B). След това дава възможност на Сансата да покаже колко е поумняла. <text:span text:style-name="T6">Тя</text:span> може да спаси част от хората. Драконите искат само тези хора, чието произведение на цифрите на номера се дели на К. Ако Сансата правилно каже колко човека с номер в интервала от A до B отговарят на това условие, драконите ще изядат само тях, иначе <text:span text:style-name="T5">ще заминат </text:span>всички. Напишете програма, която отговаря вместо Сансата, защото ако разитаме на нея, всички ще умрат.</text:p>
      <text:p text:style-name="P2"/>
      <text:p text:style-name="P9">ВХОД:</text:p>
      <text:p text:style-name="P1">На единствения ред на стандартния вход се въвежда<text:span text:style-name="T8">т</text:span> <text:span text:style-name="T5">три естествени числа – A, B и K.</text:span></text:p>
      <text:p text:style-name="P1"/>
      <text:p text:style-name="P9">ИЗХОД:</text:p>
      <text:p text:style-name="P1">На единствения ред на стандартния изход да се изведе <text:span text:style-name="T5">за колко числа в интервала от A до B (включително A и B) произведението на цифрите им се дели на К.</text:span></text:p>
      <text:p text:style-name="P1"/>
      <text:p text:style-name="P9">ОГРАНИЧЕНИЯ:</text:p>
      <text:p text:style-name="P14">А &lt;= B <text:span text:style-name="T6">&lt;= 10^13</text:span></text:p>
      <text:p text:style-name="P14">B–A &lt;= <text:span text:style-name="T7">1</text:span>000<text:span text:style-name="T7">0</text:span>00</text:p>
      <text:p text:style-name="P15">K &lt;= 10^1<text:span text:style-name="T7">3</text:span></text:p>
      <text:p text:style-name="P1"/>
      <text:p text:style-name="P9">ПРИМЕР <text:span text:style-name="T1">1</text:span>:</text:p>
      <text:p text:style-name="P9">ВХОД:</text:p>
      <text:p text:style-name="P6">4 23 3</text:p>
      <text:p text:style-name="P1"/>
      <text:p text:style-name="P9">ИЗХОД;</text:p>
      <text:p text:style-name="P6">8</text:p>
      <text:p text:style-name="P1"/>
      <text:p text:style-name="P10">ПРИМЕР 2:</text:p>
      <text:p text:style-name="P9">ВХОД:</text:p>
      <text:p text:style-name="P1">48 123 33</text:p>
      <text:p text:style-name="P1"/>
      <text:p text:style-name="P10">ИЗХОД:</text:p>
      <text:p text:style-name="P6">17</text:p>
      <text:p text:style-name="P7"/>
      <text:p text:style-name="P12">ПРИМЕР 3:</text:p>
      <text:p text:style-name="P12">ВХОД:</text:p>
      <text:p text:style-name="P6">123456 789456 12</text:p>
      <text:p text:style-name="P7"/>
      <text:p text:style-name="P13">ИЗХОД:</text:p>
      <text:p text:style-name="P16">590495</text:p>
      <text:p text:style-name="P16"><text:soft-page-break/></text:p>
      <text:p text:style-name="P11">ОБЯСНЕНИЕ:<text:line-break/>ПРИМЕР 1:</text:p>
      <text:p text:style-name="P6">Числата в интервала от 4 до 23, чието произведение на цифрите се дели на 3, са:</text:p>
      <text:p text:style-name="P6">6; 9; 10 (1*0 = 0); 13 (1*3 = 3); 16 (1*6 = 6); 19 (1*9 = 9); 20 (2*0 = 0); 23 (2*3 = 6)</text:p>
      <text:p text:style-name="P6"/>
      <text:p text:style-name="P11">ПРИМЕР 2:</text:p>
      <text:p text:style-name="P15">Числата в интервала от 48 до 123, чието произведение на цифрите се дели на 33, са:</text:p>
      <text:p text:style-name="P6">50; 60; 70; 80; 90; 100; 101; 102; 103; 104; 105; 106; 107; 108; 109; 110; 120</text:p>
      <text:p text:style-name="P3"/>
      <text:p text:style-name="P5"><text:span text:style-name="T2">MEMORY LIMIT: </text:span><text:span text:style-name="T3">256</text:span><text:span text:style-name="T2"> MB</text:span></text:p>
      <text:p text:style-name="P8">TIME LIMIT: 1 se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EL" svg:font-family="ARIE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2:36:39.313162392</meta:creation-date>
    <dc:date>2019-04-22T14:38:41.700903000</dc:date>
    <meta:editing-duration>PT29M48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34" meta:word-count="332" meta:character-count="1662" meta:non-whitespace-character-count="1365"/>
  </office:meta>
</office:document-meta>
</file>